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rdf+xml" manifest:full-path="Object 1/manifest.rdf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x="0.127cm" svg:y="1.52cm" svg:width="25.299cm" svg:height="17.18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8T09:14:11.962041581</meta:creation-date>
    <meta:print-date>2019-03-18T09:18:43.137215244</meta:print-date>
    <dc:date>2019-05-21T23:26:44</dc:date>
    <meta:editing-duration>PT1H49M8S</meta:editing-duration>
    <meta:editing-cycles>8</meta:editing-cycles>
    <meta:generator>OpenOffice/4.1.6$Unix OpenOffice.org_project/416m1$Build-9790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color="#80808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style:font-name="Liberation Sans" style:font-name-asian="Noto Sans CJK SC Regular" style:font-name-complex="Lohit Devanagari"/>
    </style:style>
    <style:style style:name="ce5" style:family="table-cell" style:parent-style-name="Default">
      <style:table-cell-properties fo:background-color="#999999" fo:border="0.002cm solid #000000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row table:style-name="ro1">
          <table:table-cell table:style-name="ce1" office:value-type="string">
            <text:p>Périphérique</text:p>
          </table:table-cell>
          <table:table-cell table:style-name="ce1" office:value-type="string">
            <text:p>Interface</text:p>
          </table:table-cell>
          <table:table-cell table:style-name="ce1" office:value-type="string">
            <text:p>Adresse IP</text:p>
          </table:table-cell>
          <table:table-cell table:style-name="ce1" office:value-type="string">
            <text:p>Masque de sous réseaux</text:p>
          </table:table-cell>
          <table:table-cell table:style-name="ce1" office:value-type="string">
            <text:p>Passerelle par défaut</text:p>
          </table:table-cell>
        </table:table-row>
        <table:table-row table:style-name="ro2">
          <table:table-cell office:value-type="string">
            <text:p>Router1 – FAI (RT6)</text:p>
          </table:table-cell>
          <table:table-cell office:value-type="string">
            <text:p>FastEthernet</text:p>
          </table:table-cell>
          <table:table-cell office:value-type="string">
            <text:p>10.3.2.2</text:p>
          </table:table-cell>
          <table:table-cell office:value-type="string">
            <text:p>255.255.254.0</text:p>
          </table:table-cell>
          <table:table-cell table:style-name="ce2" office:value-type="string">
            <text:p>10.3.2.1</text:p>
          </table:table-cell>
        </table:table-row>
        <table:table-row table:style-name="ro2">
          <table:table-cell office:value-type="string">
            <text:p>Router1 – FAI (RT6)</text:p>
          </table:table-cell>
          <table:table-cell office:value-type="string">
            <text:p>Serial 0/0</text:p>
          </table:table-cell>
          <table:table-cell office:value-type="string">
            <text:p>12.0.0.1</text:p>
          </table:table-cell>
          <table:table-cell office:value-type="string">
            <text:p>255.255.255.252</text:p>
          </table:table-cell>
          <table:table-cell/>
        </table:table-row>
        <table:table-row table:style-name="ro2">
          <table:table-cell office:value-type="string">
            <text:p>Router1 – FAI (RT6)</text:p>
          </table:table-cell>
          <table:table-cell office:value-type="string">
            <text:p>Serial 0/1</text:p>
          </table:table-cell>
          <table:table-cell office:value-type="string">
            <text:p>14.0.0.2</text:p>
          </table:table-cell>
          <table:table-cell office:value-type="string">
            <text:p>255.255.255.252</text:p>
          </table:table-cell>
          <table:table-cell/>
        </table:table-row>
        <table:table-row table:style-name="ro2">
          <table:table-cell office:value-type="string">
            <text:p>Router2 – accès autorisé</text:p>
          </table:table-cell>
          <table:table-cell office:value-type="string">
            <text:p>FastEthernet</text:p>
          </table:table-cell>
          <table:table-cell office:value-type="string">
            <text:p>172.16.0.1</text:p>
          </table:table-cell>
          <table:table-cell office:value-type="string">
            <text:p>255.255.255.0</text:p>
          </table:table-cell>
          <table:table-cell/>
        </table:table-row>
        <table:table-row table:style-name="ro2">
          <table:table-cell office:value-type="string">
            <text:p>Router2 – accès autorisé</text:p>
          </table:table-cell>
          <table:table-cell office:value-type="string">
            <text:p>Serial 0/0</text:p>
          </table:table-cell>
          <table:table-cell office:value-type="string">
            <text:p>13.0.0.1</text:p>
          </table:table-cell>
          <table:table-cell office:value-type="string">
            <text:p>255.255.255.252</text:p>
          </table:table-cell>
          <table:table-cell/>
        </table:table-row>
        <table:table-row table:style-name="ro2">
          <table:table-cell office:value-type="string">
            <text:p>Router2 – accès autorisé</text:p>
          </table:table-cell>
          <table:table-cell office:value-type="string">
            <text:p>Serial 0/1</text:p>
          </table:table-cell>
          <table:table-cell office:value-type="string">
            <text:p>12.0.0.2</text:p>
          </table:table-cell>
          <table:table-cell office:value-type="string">
            <text:p>255.255.255.252</text:p>
          </table:table-cell>
          <table:table-cell/>
        </table:table-row>
        <table:table-row table:style-name="ro2">
          <table:table-cell office:value-type="string">
            <text:p>Router3 – accès refusé</text:p>
          </table:table-cell>
          <table:table-cell office:value-type="string">
            <text:p>FastEthernet</text:p>
          </table:table-cell>
          <table:table-cell office:value-type="string">
            <text:p>172.31.0.1</text:p>
          </table:table-cell>
          <table:table-cell office:value-type="string">
            <text:p>255.255.255.0</text:p>
          </table:table-cell>
          <table:table-cell/>
        </table:table-row>
        <table:table-row table:style-name="ro2">
          <table:table-cell office:value-type="string">
            <text:p>Router3 – accès refusé</text:p>
          </table:table-cell>
          <table:table-cell office:value-type="string">
            <text:p>Serial 0/0</text:p>
          </table:table-cell>
          <table:table-cell office:value-type="string">
            <text:p>14.0.0.1</text:p>
          </table:table-cell>
          <table:table-cell office:value-type="string">
            <text:p>255.255.255.252</text:p>
          </table:table-cell>
          <table:table-cell/>
        </table:table-row>
        <table:table-row table:style-name="ro2">
          <table:table-cell office:value-type="string">
            <text:p>Router3 – accès refusé</text:p>
          </table:table-cell>
          <table:table-cell office:value-type="string">
            <text:p>Serial 0/1</text:p>
          </table:table-cell>
          <table:table-cell office:value-type="string">
            <text:p>13.0.0.2</text:p>
          </table:table-cell>
          <table:table-cell office:value-type="string">
            <text:p>255.255.255.252</text:p>
          </table:table-cell>
          <table:table-cell/>
        </table:table-row>
        <table:table-row table:style-name="ro2">
          <table:table-cell office:value-type="string">
            <text:p>FireWall - Rouge</text:p>
          </table:table-cell>
          <table:table-cell office:value-type="string">
            <text:p>FastEthernet</text:p>
          </table:table-cell>
          <table:table-cell office:value-type="string">
            <text:p>10.3.2.3</text:p>
          </table:table-cell>
          <table:table-cell office:value-type="string">
            <text:p>255.255.254.0</text:p>
          </table:table-cell>
          <table:table-cell table:style-name="ce2" office:value-type="string">
            <text:p>10.3.2.1</text:p>
          </table:table-cell>
        </table:table-row>
        <table:table-row table:style-name="ro2">
          <table:table-cell office:value-type="string">
            <text:p>FireWall – Bleu</text:p>
          </table:table-cell>
          <table:table-cell office:value-type="string">
            <text:p>FastEthernet</text:p>
          </table:table-cell>
          <table:table-cell office:value-type="string">
            <text:p>192.168.1.1</text:p>
          </table:table-cell>
          <table:table-cell office:value-type="string">
            <text:p>255.255.255.0</text:p>
          </table:table-cell>
          <table:table-cell/>
        </table:table-row>
        <table:table-row table:style-name="ro2">
          <table:table-cell office:value-type="string">
            <text:p>FireWall – Vert</text:p>
          </table:table-cell>
          <table:table-cell office:value-type="string">
            <text:p>FastEthernet</text:p>
          </table:table-cell>
          <table:table-cell office:value-type="string">
            <text:p>192.168.0.1</text:p>
          </table:table-cell>
          <table:table-cell office:value-type="string">
            <text:p>255.255.255.0</text:p>
          </table:table-cell>
          <table:table-cell/>
        </table:table-row>
        <table:table-row table:style-name="ro2">
          <table:table-cell office:value-type="string">
            <text:p>PC1 – LAN </text:p>
          </table:table-cell>
          <table:table-cell office:value-type="string">
            <text:p>Carte Réseau</text:p>
          </table:table-cell>
          <table:table-cell table:style-name="ce4" office:value-type="string">
            <text:p>DHCP 100-150</text:p>
          </table:table-cell>
          <table:table-cell office:value-type="string">
            <text:p>255.255.255.0</text:p>
          </table:table-cell>
          <table:table-cell table:style-name="ce2" office:value-type="string">
            <text:p>192.168.0.1</text:p>
          </table:table-cell>
        </table:table-row>
        <table:table-row table:style-name="ro2">
          <table:table-cell office:value-type="string">
            <text:p>PC2 – LAN</text:p>
          </table:table-cell>
          <table:table-cell office:value-type="string">
            <text:p>Carte Réseau</text:p>
          </table:table-cell>
          <table:table-cell office:value-type="string">
            <text:p>DHCP 100-150</text:p>
          </table:table-cell>
          <table:table-cell office:value-type="string">
            <text:p>255.255.255.0</text:p>
          </table:table-cell>
          <table:table-cell table:style-name="ce2" office:value-type="string">
            <text:p>192.168.0.1</text:p>
          </table:table-cell>
        </table:table-row>
        <table:table-row table:style-name="ro2">
          <table:table-cell office:value-type="string">
            <text:p>PC3 – WLAN</text:p>
          </table:table-cell>
          <table:table-cell office:value-type="string">
            <text:p>Carte Réseau</text:p>
          </table:table-cell>
          <table:table-cell office:value-type="string">
            <text:p>DHCP 50-100</text:p>
          </table:table-cell>
          <table:table-cell office:value-type="string">
            <text:p>255.255.255.0</text:p>
          </table:table-cell>
          <table:table-cell table:style-name="ce2" office:value-type="string">
            <text:p>192.168.1.1</text:p>
          </table:table-cell>
        </table:table-row>
        <table:table-row table:style-name="ro2">
          <table:table-cell office:value-type="string">
            <text:p>PC4 – WAN </text:p>
          </table:table-cell>
          <table:table-cell office:value-type="string">
            <text:p>Carte Réseau</text:p>
          </table:table-cell>
          <table:table-cell office:value-type="string">
            <text:p>DHCP 2-254</text:p>
          </table:table-cell>
          <table:table-cell office:value-type="string">
            <text:p>255.255.255.192</text:p>
          </table:table-cell>
          <table:table-cell table:style-name="ce2" office:value-type="string">
            <text:p>172.16.0.1</text:p>
          </table:table-cell>
        </table:table-row>
        <table:table-row table:style-name="ro2">
          <table:table-cell office:value-type="string">
            <text:p>PC5 – WAN </text:p>
          </table:table-cell>
          <table:table-cell office:value-type="string">
            <text:p>Carte Réseau</text:p>
          </table:table-cell>
          <table:table-cell office:value-type="string">
            <text:p>DHCP 2-254</text:p>
          </table:table-cell>
          <table:table-cell office:value-type="string">
            <text:p>255.255.255.192</text:p>
          </table:table-cell>
          <table:table-cell table:style-name="ce2" office:value-type="string">
            <text:p>172.31.0.1</text:p>
          </table:table-cell>
        </table:table-row>
        <table:table-row table:style-name="ro2">
          <table:table-cell table:style-name="ce3" office:value-type="string">
            <text:p>AP1 -WLAN « Ethernet »</text:p>
          </table:table-cell>
          <table:table-cell office:value-type="string">
            <text:p>FastEthernet</text:p>
          </table:table-cell>
          <table:table-cell table:style-name="ce3" office:value-type="string">
            <text:p>192.168.1.2</text:p>
          </table:table-cell>
          <table:table-cell office:value-type="string">
            <text:p>255.255.255.0</text:p>
          </table:table-cell>
          <table:table-cell table:style-name="ce2" office:value-type="string">
            <text:p>192.168.1.1</text:p>
          </table:table-cell>
        </table:table-row>
        <table:table-row table:style-name="ro2">
          <table:table-cell table:style-name="ce3" office:value-type="string">
            <text:p>AP1 -WLAN « Pont »</text:p>
          </table:table-cell>
          <table:table-cell table:style-name="ce3" office:value-type="string">
            <text:p>BV1</text:p>
          </table:table-cell>
          <table:table-cell table:style-name="ce3" office:value-type="string">
            <text:p>192.168.1.3</text:p>
          </table:table-cell>
          <table:table-cell office:value-type="string">
            <text:p>255.255.255.0</text:p>
          </table:table-cell>
          <table:table-cell table:style-name="ce2" office:value-type="string">
            <text:p>192.168.1.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21/05/2019</text:date>, <text:time>23:2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